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4.35pt"/>
    </style:style>
    <style:style style:name="co2" style:family="table-column">
      <style:table-column-properties fo:break-before="auto" style:column-width="82.09pt"/>
    </style:style>
    <style:style style:name="co3" style:family="table-column">
      <style:table-column-properties fo:break-before="auto" style:column-width="214.84pt"/>
    </style:style>
    <style:style style:name="co4" style:family="table-column">
      <style:table-column-properties fo:break-before="auto" style:column-width="234.91pt"/>
    </style:style>
    <style:style style:name="co5" style:family="table-column">
      <style:table-column-properties fo:break-before="auto" style:column-width="241.06pt"/>
    </style:style>
    <style:style style:name="co6" style:family="table-column">
      <style:table-column-properties fo:break-before="auto" style:column-width="230.26pt"/>
    </style:style>
    <style:style style:name="co7" style:family="table-column">
      <style:table-column-properties fo:break-before="auto" style:column-width="222.55pt"/>
    </style:style>
    <style:style style:name="co8" style:family="table-column">
      <style:table-column-properties fo:break-before="auto" style:column-width="231.79pt"/>
    </style:style>
    <style:style style:name="co9" style:family="table-column">
      <style:table-column-properties fo:break-before="auto" style:column-width="261.16pt"/>
    </style:style>
    <style:style style:name="co10" style:family="table-column">
      <style:table-column-properties fo:break-before="auto" style:column-width="238.76pt"/>
    </style:style>
    <style:style style:name="co11" style:family="table-column">
      <style:table-column-properties fo:break-before="auto" style:column-width="248.8pt"/>
    </style:style>
    <style:style style:name="co12" style:family="table-column">
      <style:table-column-properties fo:break-before="auto" style:column-width="241.85pt"/>
    </style:style>
    <style:style style:name="co13" style:family="table-column">
      <style:table-column-properties fo:break-before="auto" style:column-width="237.2pt"/>
    </style:style>
    <style:style style:name="co14" style:family="table-column">
      <style:table-column-properties fo:break-before="auto" style:column-width="286.61pt"/>
    </style:style>
    <style:style style:name="co15" style:family="table-column">
      <style:table-column-properties fo:break-before="auto" style:column-width="208.66pt"/>
    </style:style>
    <style:style style:name="co16" style:family="table-column">
      <style:table-column-properties fo:break-before="auto" style:column-width="242.59pt"/>
    </style:style>
    <style:style style:name="co17" style:family="table-column">
      <style:table-column-properties fo:break-before="auto" style:column-width="256.51pt"/>
    </style:style>
    <style:style style:name="co18" style:family="table-column">
      <style:table-column-properties fo:break-before="auto" style:column-width="343.76pt"/>
    </style:style>
    <style:style style:name="co19" style:family="table-column">
      <style:table-column-properties fo:break-before="auto" style:column-width="334.49pt"/>
    </style:style>
    <style:style style:name="co20" style:family="table-column">
      <style:table-column-properties fo:break-before="auto" style:column-width="318.25pt"/>
    </style:style>
    <style:style style:name="co21" style:family="table-column">
      <style:table-column-properties fo:break-before="auto" style:column-width="320.6pt"/>
    </style:style>
    <style:style style:name="co22" style:family="table-column">
      <style:table-column-properties fo:break-before="auto" style:column-width="332.16pt"/>
    </style:style>
    <style:style style:name="co23" style:family="table-column">
      <style:table-column-properties fo:break-before="auto" style:column-width="311.3pt"/>
    </style:style>
    <style:style style:name="co24" style:family="table-column">
      <style:table-column-properties fo:break-before="auto" style:column-width="57.34pt"/>
    </style:style>
    <style:style style:name="co25" style:family="table-column">
      <style:table-column-properties fo:break-before="auto" style:column-width="64.01pt"/>
    </style:style>
    <style:style style:name="co26" style:family="table-column">
      <style:table-column-properties fo:break-before="auto" style:column-width="145.36pt"/>
    </style:style>
    <style:style style:name="co27" style:family="table-column">
      <style:table-column-properties fo:break-before="auto" style:column-width="295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ntidade por unidade" table:style-name="ta1">
        <table:shapes>
          <draw:frame draw:z-index="0" draw:style-name="gr1" draw:text-style-name="P1" svg:width="453.51pt" svg:height="255.09pt" svg:x="260.39pt" svg:y="37.67pt">
            <draw:object draw:notify-on-update-of-ranges="'quantidade por unidade'.A2:'quantidade por unidade'.A13 'quantidade por unidade'.B1:'quantidade por unidade'.B1 'quantidade por unidade'.B2:'quantidade por unidade'.B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UNIDADE</text:p>
          </table:table-cell>
          <table:table-cell office:value-type="string" calcext:value-type="string">
            <text:p>Nº Profissionai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UPERINTENDENCIA SUDOESTE <text:s text:c="15"/></text:p>
          </table:table-cell>
          <table:table-cell office:value-type="float" office:value="5578" calcext:value-type="float">
            <text:p>557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DMC</text:p>
          </table:table-cell>
          <table:table-cell office:value-type="float" office:value="5020" calcext:value-type="float">
            <text:p>502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UPERINTENDENCIA <text:s/>SUL <text:s text:c="20"/></text:p>
          </table:table-cell>
          <table:table-cell office:value-type="float" office:value="4777" calcext:value-type="float">
            <text:p>477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HBDF <text:s text:c="55"/></text:p>
          </table:table-cell>
          <table:table-cell office:value-type="float" office:value="4122" calcext:value-type="float">
            <text:p>412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UPERINTENDENCIA CENTRO-SUL <text:s text:c="13"/></text:p>
          </table:table-cell>
          <table:table-cell office:value-type="float" office:value="3963" calcext:value-type="float">
            <text:p>396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UPERINTENDENCIA <text:s/>OESTE <text:s text:c="18"/></text:p>
          </table:table-cell>
          <table:table-cell office:value-type="float" office:value="3571" calcext:value-type="float">
            <text:p>357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UPERINTENDENCIA <text:s/>NORTE <text:s text:c="18"/></text:p>
          </table:table-cell>
          <table:table-cell office:value-type="float" office:value="3565" calcext:value-type="float">
            <text:p>356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UPERINTENDENCIA <text:s/>CENTRO-NORTE <text:s text:c="11"/></text:p>
          </table:table-cell>
          <table:table-cell office:value-type="float" office:value="2573" calcext:value-type="float">
            <text:p>25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UPERINTENDENCIA <text:s/>LESTE <text:s text:c="18"/></text:p>
          </table:table-cell>
          <table:table-cell office:value-type="float" office:value="2147" calcext:value-type="float">
            <text:p>21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HSVP <text:s text:c="55"/></text:p>
          </table:table-cell>
          <table:table-cell office:value-type="float" office:value="335" calcext:value-type="float">
            <text:p>3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HOSPITAL DE APOIO <text:s text:c="42"/></text:p>
          </table:table-cell>
          <table:table-cell office:value-type="float" office:value="318" calcext:value-type="float">
            <text:p>31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RS - SANTA MARIA <text:s text:c="42"/></text:p>
          </table:table-cell>
          <table:table-cell office:value-type="float" office:value="67" calcext:value-type="float">
            <text:p>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RS - PARANOA <text:s text:c="46"/></text:p>
          </table:table-cell>
          <table:table-cell office:value-type="float" office:value="51" calcext:value-type="float">
            <text:p>5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RS - TAGUATINGA <text:s text:c="43"/></text:p>
          </table:table-cell>
          <table:table-cell office:value-type="float" office:value="39" calcext:value-type="float">
            <text:p>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RS - ASA NORTE <text:s text:c="44"/></text:p>
          </table:table-cell>
          <table:table-cell office:value-type="float" office:value="35" calcext:value-type="float">
            <text:p>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RS - ASA SUL - HRAS <text:s text:c="39"/></text:p>
          </table:table-cell>
          <table:table-cell office:value-type="float" office:value="31" calcext:value-type="float">
            <text:p>3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RS - GAMA <text:s text:c="49"/></text:p>
          </table:table-cell>
          <table:table-cell office:value-type="float" office:value="25" calcext:value-type="float">
            <text:p>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RS - SAMAMBAIA <text:s text:c="44"/>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RS - RECANTO DAS EMAS <text:s text:c="37"/></text:p>
          </table:table-cell>
          <table:table-cell office:value-type="float" office:value="10" calcext:value-type="float">
            <text:p>1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RS - PLANALTINA <text:s text:c="43"/>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RS - SAO SEBASTIAO <text:s text:c="40"/>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RS - CEILANDIA <text:s text:c="44"/></text:p>
          </table:table-cell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RS - SOBRADINHO <text:s text:c="43"/>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RS CANDANGOL./BAND/RIAC.FUNDO <text:s text:c="29"/>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ABORATORIO CENTRAL <text:s text:c="40"/></text:p>
          </table:table-cell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MPP <text:s text:c="54"/>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otal Geral</text:p>
          </table:table-cell>
          <table:table-cell table:formula="of:=SUM([.B2:.B27])" office:value-type="float" office:value="36266" calcext:value-type="float">
            <text:p>36266</text:p>
          </table:table-cell>
          <table:table-cell table:number-columns-repeated="26"/>
        </table:table-row>
      </table:table>
      <table:table table:name="quantidade por tipo de profissional" table:style-name="ta1">
        <table:shapes>
          <draw:frame draw:z-index="0" draw:style-name="gr1" draw:text-style-name="P1" svg:width="453.51pt" svg:height="255.09pt" svg:x="223.8pt" svg:y="30.59pt">
            <draw:object draw:notify-on-update-of-ranges="'quantidade por tipo de profissional'.A1:'quantidade por tipo de profissional'.A1 'quantidade por tipo de profissional'.A2:'quantidade por tipo de profissional'.A20 'quantidade por tipo de profissional'.B1:'quantidade por tipo de profissional'.B1 'quantidade por tipo de profissional'.B2:'quantidade por tipo de profissional'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6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PROFISSIONAL</text:p>
          </table:table-cell>
          <table:table-cell office:value-type="string" calcext:value-type="string">
            <text:p>Quantidade</text:p>
          </table:table-cell>
        </table:table-row>
        <table:table-row table:style-name="ro1">
          <table:table-cell office:value-type="string" calcext:value-type="string">
            <text:p>AUXILIAR DE ENFERMAGEM <text:s text:c="7"/></text:p>
          </table:table-cell>
          <table:table-cell office:value-type="float" office:value="8137" calcext:value-type="float">
            <text:p>8137</text:p>
          </table:table-cell>
        </table:table-row>
        <table:table-row table:style-name="ro1">
          <table:table-cell office:value-type="string" calcext:value-type="string">
            <text:p>ENFERMEIRO <text:s text:c="19"/>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string" calcext:value-type="string">
            <text:p>TECNICO ADMINISTRATIVO <text:s text:c="7"/></text:p>
          </table:table-cell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string" calcext:value-type="string">
            <text:p>TECNICO ENFERMAGEM <text:s text:c="11"/>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string" calcext:value-type="string">
            <text:p>(vazio) – ortopedia ?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string" calcext:value-type="string">
            <text:p>AG. COMUNITARIO DE SAUDE <text:s text:c="5"/>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MEDICO - CLINICA MEDICA <text:s text:c="6"/>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MEDICO - PEDIATRIA <text:s text:c="11"/>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MEDICO - GINECO.E OBSTETRICI <text:s/>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FISIOTERAPEUTA <text:s text:c="15"/>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MOTORISTA <text:s text:c="20"/>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TECNICO LAB. PAT. CLINICA <text:s text:c="4"/>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ECNICO EM RADIOLOGIA <text:s text:c="8"/>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AOSD - PAT. CLINICA <text:s text:c="10"/>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ANALISTA POL PUBL E GEST GOV <text:s/>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NUTRICIONISTA <text:s text:c="16"/>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MEDICO - CIRURGIA GERAL <text:s text:c="6"/>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AG. VIG. AMBIENTAL EM SAUDE <text:s text:c="2"/>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TEC. HIGIENE DENTAL - THD <text:s text:c="4"/>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MED.RESID. - CLINICA MEDICA <text:s text:c="2"/>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FARMACEUTICO BIOQ. FARMACIA <text:s text:c="2"/>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SICOLOGO <text:s text:c="20"/>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MED. DA FAMILIA E COMUNIDADE <text:s/>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ODONTOLOGO <text:s text:c="19"/>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EDICO - ORT. E TRAUMATOLOGI <text:s/>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MEDICO - ANESTESIOLOGIA <text:s text:c="6"/>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ASSISTENTE SOCIAL <text:s text:c="12"/>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AOSD-LAVAND.HOSPITALAR <text:s text:c="7"/>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TECNICO EM NUTRICAO <text:s text:c="10"/>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AGENTE DE PORTARIA <text:s text:c="11"/>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AOSD SERVICOS GERAIS <text:s text:c="9"/>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FARMACEUTICO BIOQ. LABORATOR <text:s/>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MED.RESID. - PEDIATRIA <text:s text:c="7"/>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TECNICO POL PUBL E GEST GOV <text:s text:c="2"/>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TEC. LAB. HEMAT. E HEMOT. <text:s text:c="4"/>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AOSD-ENFERMAGEM(EXTINTO VAGA <text:s/>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ADMINISTRADOR <text:s text:c="16"/>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MED.RESID. - GINECO.E OBSTET <text:s/>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MED.RESID. - CIRURGIA GERAL <text:s text:c="2"/>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CIRURGIAO DENTISTA <text:s text:c="11"/>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AUDITOR ATIV. URBANAS <text:s text:c="8"/>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MED.RESID. - ORT. E TRAUMATO <text:s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MEDICO - RADIOLOGISTA <text:s text:c="8"/>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MEDICO - TERAPIA INT. ADULTO <text:s/>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RESID. - ENFERMEIRO <text:s text:c="10"/>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EDICO - CARDIOLOGIA <text:s text:c="9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MEDICO - NEONATOLOGIA <text:s text:c="8"/>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AOSD ORTOPEDIA E GESSO <text:s text:c="7"/>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AOSD-PADIOLEIRO <text:s text:c="14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FONOAUDIOLOGO <text:s text:c="16"/>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OSD-OPERADOR DE MAQUINA <text:s text:c="5"/>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EDICO - PSIQUIATRIA <text:s text:c="9"/>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ED.RESID. - ANESTESIOLOGIA <text:s text:c="2"/>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TERAPEUTA OCUPACIONAL <text:s text:c="8"/>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OSD-APOIO ADMINISTRATIVO <text:s text:c="4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ELEFONISTA <text:s text:c="18"/>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RESID.FISIOTERAPEUTA <text:s text:c="9"/>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GENTE DE SAUDE PUBLICA <text:s text:c="6"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EDICO - OFTALMOLOGIA <text:s text:c="8"/>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EDICO - NEFROLOGIA <text:s text:c="10"/>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RESID. - NUTRICIONISTA <text:s text:c="7"/>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RESID. - ENFERM. OBSTETRICA <text:s text:c="2"/>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EDICO - TER. INT. PEDIATRIC <text:s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EDICO - OTORRINOLARINGOLOGI <text:s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G. SERV. COMP. SERVICO SOCI <text:s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ESID. - PSICOLOGO <text:s text:c="11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EDICO - CIRURGIA VASCULAR <text:s text:c="3"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EDICO - UROLOGIA <text:s text:c="12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EDICO - ENDOCRINOLOGIA <text:s text:c="6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EDICO - NEUROLOGIA <text:s text:c="10"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ESIDENTE- ENFERMAGEM EM UTI <text:s/>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OSD-FARMACIA <text:s text:c="16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ESTOR POL PUB E GEST GOV <text:s text:c="4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ED.RESID. - PSIQUIATRIA <text:s text:c="5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EDICO - GASTROENTEROLOGIA <text:s text:c="3"/>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RTIFICE-ELETR.COMUNIC. <text:s text:c="6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EDICO - DERMATOLOGIA <text:s text:c="8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ESIDENTE NUTRICAO CLINICA <text:s text:c="3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OSD - RADIOLOGIA <text:s text:c="12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EDICO - CIRURGIA PLASTICA <text:s text:c="3"/>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EDICO - ANATOMIA PATOLOGICA <text:s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ESID.- ENFERMAGEM CIRURGICA <text:s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ED.RESID. - MED FAM E COMUN <text:s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OSD ANAT. PATOLOGICA <text:s text:c="8"/>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EDICO - HEMATOLOGIA <text:s text:c="9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EDICO-INFECTOLOGISTA <text:s text:c="8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SCENSORISTA <text:s text:c="17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UXILIAR DE ARTIFICE <text:s text:c="9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IOLOGO <text:s text:c="22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ED.RESID. - NEUROLOGIA <text:s text:c="6"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ED.RESID. - NEFROLOGIA <text:s text:c="6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EDICO - NEUROCIRURGIA <text:s text:c="7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EDICO - CIRURGIA PEDIATRICA <text:s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ED.RESID. - CARDIOLOGIA <text:s text:c="5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ED.RESID. - RADIOLOGISTA <text:s text:c="4"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EDICO - MEDICINA DO TRABALH <text:s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EDICO - CL. MED. QUEIMADOS <text:s text:c="2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ID. - ENFERM. CLINICA <text:s text:c="5"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RTIFICE-OBRAS CIVIS <text:s text:c="9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ED.RESID. - OFTALMOLOGIA <text:s text:c="4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ESID. - ENFERM. EMERGENCIA <text:s text:c="2"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EDICO - MASTOLOGIA <text:s text:c="10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EDICO - PNEUMOLOGIA <text:s text:c="9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ESID. ENFERM. NEFROLOGIA <text:s text:c="4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ESID. FARMACIA <text:s text:c="14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ED.RESID. - ENDOCRINOLOGIA <text:s text:c="2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SID. SERVICO SOCIAL <text:s text:c="8"/>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OSD - ELETROCARDIOGRAFIA <text:s text:c="4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EDICO - REUMATOLOGIA <text:s text:c="8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NFERMEIRO DO TRABALHO <text:s text:c="7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EDICO - CITOLOGIA <text:s text:c="11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ESID. - ENFERM. NEONATAL <text:s text:c="4"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IBLIOTECARIO <text:s text:c="16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ED.RESID. - NEUROCIRURGIA <text:s text:c="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ED.RESID.MED.INT.PEDIATRICA <text:s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EDICO - PEDIATRA <text:s text:c="12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EDICOS - PROVAB <text:s text:c="13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C. LAB. ANATOMIA PATOLOGIC <text:s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EDICO - ACUPUNTURA <text:s text:c="10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DICO - ONCOLOGIA CLINICA <text:s text:c="3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DICO - PROCTOLOGIA <text:s text:c="9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D.RES.RAD.E DIAG.P/IMAGEM <text:s text:c="2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EDICO - GERIATRIA <text:s text:c="11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EC EM SAUDE L5195/13 <text:s text:c="8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ED.RESID.ALERGIA IMUNO.PED. <text:s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ED.RESID. - NEONATALOGIA <text:s text:c="4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ED.RESID. - UROLOGIA <text:s text:c="8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G. TELECOMUNICACOES E ELETR <text:s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ED.RESID. - DERMATOLOGIA <text:s text:c="4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EDICO - HOMEOPATIA <text:s text:c="10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EDICO - SANITARISTA <text:s text:c="9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S.ODO.C.TRAUM.BUCO M.FAC. <text:s text:c="2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SID-ENFERMAGEM PEDIATRIA <text:s text:c="3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RTIFICE-CARP.MARCENARIA <text:s text:c="5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D.RESID. - CIRURGIA PEDIAT <text:s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D.RESID. - GASTROENTEROLOG <text:s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D.RESID. - TER. INT. PEDIA <text:s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DICO - ALERGIA E IMUNOLOGI <text:s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DICO - BRONCOESOFAGOLOGIA <text:s text:c="2"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DICO-NEUROLOGIA PEDIATRICA <text:s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D.RESID. - CIRURGIA PLASTI 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ED.RESID. - REUMATOLOGIA <text:s text:c="4"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ARMACEUTICO BIOQUIMICO <text:s text:c="6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D.RES.GASTROENT.PEDIATRICA 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EDICO - CIRURGIA TORAXICA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SID. TERAPIA OCUPACIONAL <text:s text:c="3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RTIFICE-MECANICA <text:s text:c="12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D.RESID.- NEUROFIS.CLINICA 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OSD HEMAT.HEMOTERAPIA <text:s text:c="7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D.RESID. - OTORRINOLARINGO 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D.RESID.-CIRURGIA VASCULAR 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D.RESID.MEDICINA FETAL <text:s text:c="5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DICO - GENERALISTA <text:s text:c="9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DICO - GENETICA CLINICA <text:s text:c="4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DICO-CIR.CABECA E PESCOCO <text:s text:c="2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SUS <text:s text:c="24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FICE-ALF.COSTURARIA <text:s text:c="6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D.RESID. - PNEUMOLOGIA <text:s text:c="5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D.RES-NEUROLOGIA PEDIATRIC 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DICO - PATOLOGIA CLINICA <text:s text:c="3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ISICO <text:s text:c="2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D.RESID.-CANCEROL. CLINICA 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DICO - CIR. CARDIOVASC. CA 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DICO - RADIOTERAPIA <text:s text:c="8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PERADOR DE COMPUTADOR <text:s text:c="7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D.RES. PATOLOGIA <text:s text:c="11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D.RESID. - HEMATOLOGIA <text:s text:c="5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D.RESID-INFECTOL.PEDIATRIC 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D.RESID-INFECTOLOGIA <text:s text:c="7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D.RES-NEFROLOGIA PEDIATRIC 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DICO - TERAPIA INT.ADULTO <text:s text:c="2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DICO - TISIOLOGIA <text:s text:c="10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DICO .. <text:s text:c="20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SID. FONOAUDIOLOGIA <text:s text:c="8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SID-ENFERM.BLOCO CIRURGICO 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OSD - FISIOTERAPIA <text:s text:c="10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D.RES-ENDOCRINOPEDIATRIA <text:s text:c="3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D.RESID. - COLOPROCTOLOGIA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D.RESID.MEDICINA PALIATIVA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DICO - MED. FIS. E REABILI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DICO - MEDICINA NUCLEAR <text:s text:c="4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C.LABORAT.-HISTOCOMPATIBIL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T.ESPEC.-CARP.MARCENARIA <text:s text:c="3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D.RESID. - ALERGIA E IMUNO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D.RESID. - GENETICA MEDICA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D.RESID. - MASTOLOGIA <text:s text:c="6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D.RESID-PNEUMOLOGIA PEDIAT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DICO-COLOPROCTOLOGISTA <text:s text:c="5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ID. PSIQUIAT.INFAN.ADOLES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ID-ENFERM. NEUROCIRURGIA <text:s text:c="2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ALISTA DE SISTEMAS <text:s text:c="9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T.ESPEC.-MAN.REST.VEIC. <text:s text:c="4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D RESID ENDOSC. GINECOLOGI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D.PEDIATRIA-C/FORM.CARDIOL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D.RESID. - CIRURGIA TORAXI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D.RESID. - HEPATOLOGIA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D.RESID. - PATOLOGIA CLINI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D.RES-NEUROFISIOLOGIA <text:s text:c="6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DICO - ELETROMIOGRAFIA <text:s text:c="5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DICO RADIOLOGISTA <text:s text:c="10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ID. - ODONTOLOGO <text:s text:c="10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CNICO EM COMUNICACAO SOCIA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QUITETO <text:s text:c="20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T.ESPEC.-OBRAS CIVIS <text:s text:c="7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TIFICE-ARTES GRAFICAS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OMEDICO <text:s text:c="20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ENHEIRO <text:s text:c="19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PECIALISTA EM SAUDE L5195/ <text:s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 RESID CIRURGIA DIGESTIVA <text:s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 RESID TRANSPLANTE RENAL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.RES-ENDOSCOPIA DIGESTIVA <text:s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.RESID. - ACUPUNTURA <text:s text:c="6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.RESID. - HEMATOL. PEDIAT <text:s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.RESID. - REPROD. HUMANA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.RESID.-CANCEROL.PEDIATR. <text:s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.RES-REUMATO. PEDIATRICA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CO - CIR. CARD.-PERIFERI <text:s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CO-CIRURGIA ONCOLOGICA <text:s text:c="3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ID.MED. ECOCARDIOGRAFIA <text:s text:c="3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ID.MED.CIRURGIA TRAUMA <text:s text:c="4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ID.MED.ELETROFISIOLOGIA <text:s text:c="3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CNICO EM CONTABILIDADE <text:s text:c="5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G.SERV.COMP.TER.OCUP.E REAB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ENTE DE VIG AMBIENTAL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. POL PUB GEST GOV L5195/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OSD - COPA <text:s text:c="18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OSD ELETROENCEFALOGRAFIA <text:s text:c="4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.ESPEC.-ARTES GRAFICAS <text:s text:c="4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.ESPEC.-ELETR.COMUNIC. <text:s text:c="4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.OP.MAQUIMA - LAVANDERIA <text:s text:c="2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F.ESPECIALIZ.-MEC. <text:s text:c="7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FICE-MAN.REST.VEIC. <text:s text:c="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X.OP.SERV.DIV.-FARMACIA <text:s text:c="4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X.TEC. LABORATORIO - PAT. C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 RESID INFECT. PEDIATRICA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.RESID. - ANATOMIA PATOLO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.RESID. - CIR. CARDIOVASC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.RESID. - ENDOSCOPIA RESP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.RESID-MEDICINA URGENCIA <text:s text:c="2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O - BIOMET.E PER. MEDIC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O - CITOPATOLOGIA <text:s text:c="7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O - HEMOTERAPIA <text:s text:c="9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O ... <text:s text:c="19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GRAMADOR <text:s text:c="18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ID. MEDICO DO TRABALHO <text:s text:c="4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CNICO EM ASSUNTOS EDUC. <text:s text:c="4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ENTE COMUNITARIO DE SAUDE <text:s text:c="2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ENTE DE COMUNICACAO SOCIAL 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SD ANESTESIOL.(EXT.A VAGAR 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SD-ORT. E GESSO <text:s text:c="12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X.OP.SERVICOS DIVERSOS-COPA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R.DENT-ENDODONTIA <text:s text:c="10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R.DENT-ORTODONTIA <text:s text:c="10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R.DENT-RADIOLOGIA <text:s text:c="10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NHISTA <text:s text:c="19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GENHEIRO DE SEG. DO TRABAL 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.OTORRINOL.CABECA/PESCOCO 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.RESID. - M.GERAL E COMUN 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.RESID. - ONCOLOGIA CLINI 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O CIRURGIA VASC. PERIF. 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ONTOLOGIA <text:s text:c="18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D. - SAUDE MENTAL <text:s text:c="8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D. ENFERMAGEM QUEIMADOS <text:s text:c="2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VISOR DE SEG. DO TRABAL 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NICO DE ENFERMAGEM <text:s text:c="8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NICO PLANEJ. GESTAO URB <text:s text:c="3"/></text:p>
          </table:table-cell>
          <table:table-cell office:value-type="float" office:value="1" calcext:value-type="float">
            <text:p>1</text:p>
          </table:table-cell>
        </table:table-row>
      </table:table>
      <table:table table:name="Quantidade na unidade que mais tem profissionais" table:style-name="ta1">
        <table:shapes>
          <draw:frame draw:z-index="0" draw:style-name="gr1" draw:text-style-name="P1" svg:width="453.51pt" svg:height="255.09pt" svg:x="443.59pt" svg:y="2.83pt">
            <draw:object draw:notify-on-update-of-ranges="'Quantidade na unidade que mais tem profissionais'.A1:'Quantidade na unidade que mais tem profissionais'.A1 'Quantidade na unidade que mais tem profissionais'.A2:'Quantidade na unidade que mais tem profissionais'.A14 'Quantidade na unidade que mais tem profissionais'.B1:'Quantidade na unidade que mais tem profissionais'.B1 'Quantidade na unidade que mais tem profissionais'.B2:'Quantidade na unidade que mais tem profissionais'.B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PROFISSIONAL</text:p>
          </table:table-cell>
          <table:table-cell office:value-type="string" calcext:value-type="string">
            <text:p>SUPERINTENDENCIA DA REGIAO DE SAUDE SUDOESTE <text:s text:c="15"/></text:p>
          </table:table-cell>
        </table:table-row>
        <table:table-row table:style-name="ro1">
          <table:table-cell office:value-type="string" calcext:value-type="string">
            <text:p>AUXILIAR DE ENFERMAGEM <text:s text:c="7"/>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ENFERMEIRO <text:s text:c="19"/>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TECNICO ADMINISTRATIVO <text:s text:c="7"/>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ECNICO ENFERMAGEM <text:s text:c="11"/>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AG. COMUNITARIO DE SAUDE <text:s text:c="5"/>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MEDICO - CLINICA MEDICA <text:s text:c="6"/>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(vazio) – ortopedia ?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MEDICO - GINECO.E OBSTETRICI <text:s/>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FISIOTERAPEUTA <text:s text:c="15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ECNICO LAB. PAT. CLINICA <text:s text:c="4"/>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MEDICO - PEDIATRIA <text:s text:c="11"/>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ECNICO EM RADIOLOGIA <text:s text:c="8"/>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ED. DA FAMILIA E COMUNIDADE <text:s/>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ED.RESID. - CLINICA MEDICA <text:s text:c="2"/>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TEC. HIGIENE DENTAL - THD <text:s text:c="4"/>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OSD - PAT. CLINICA <text:s text:c="10"/>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OTORISTA <text:s text:c="20"/>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EDICO - CIRURGIA GERAL <text:s text:c="6"/>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ED.RESID. - PEDIATRIA <text:s text:c="7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NUTRICIONISTA <text:s text:c="16"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ODONTOLOGO <text:s text:c="19"/>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SSISTENTE SOCIAL <text:s text:c="12"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SICOLOGO <text:s text:c="20"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GENTE DE PORTARIA <text:s text:c="11"/>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EDICO - ANESTESIOLOGIA <text:s text:c="6"/>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OSD SERVICOS GERAIS <text:s text:c="9"/>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ED.RESID. - CIRURGIA GERAL <text:s text:c="2"/>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OSD-LAVAND.HOSPITALAR <text:s text:c="7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ARMACEUTICO BIOQ. FARMACIA <text:s text:c="2"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EDICO - ORT. E TRAUMATOLOGI <text:s/>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EC. LAB. HEMAT. E HEMOT. <text:s text:c="4"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NALISTA POL PUBL E GEST GOV <text:s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IRURGIAO DENTISTA <text:s text:c="11"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ARMACEUTICO BIOQ. LABORATOR <text:s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OSD-ENFERMAGEM(EXTINTO VAGA <text:s/>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ED.RESID. - GINECO.E OBSTET <text:s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EDICO - TERAPIA INT. ADULTO <text:s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ED.RESID. - ORT. E TRAUMATO <text:s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EDICO - CARDIOLOGIA <text:s text:c="9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EDICO - RADIOLOGISTA <text:s text:c="8"/>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FONOAUDIOLOGO <text:s text:c="16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ECNICO EM NUTRICAO <text:s text:c="10"/>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EDICO - NEONATOLOGIA <text:s text:c="8"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LEFONISTA <text:s text:c="18"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OSD-PADIOLEIRO <text:s text:c="14"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DMINISTRADOR <text:s text:c="16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EDICO - NEFROLOGIA <text:s text:c="10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ERAPEUTA OCUPACIONAL <text:s text:c="8"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EDICO - OFTALMOLOGIA <text:s text:c="8"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ECNICO POL PUBL E GEST GOV <text:s text:c="2"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OSD ORTOPEDIA E GESSO <text:s text:c="7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ED.RESID. - ENDOCRINOLOGIA <text:s text:c="2"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EDICO - TER. INT. PEDIATRIC 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GENTE DE SAUDE PUBLICA <text:s text:c="6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OSD-OPERADOR DE MAQUINA <text:s text:c="5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D.RESID. - ANESTESIOLOGIA <text:s text:c="2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SID. - ENFERM. CLINICA <text:s text:c="5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SID. - ENFERMEIRO <text:s text:c="10"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DICO - ENDOCRINOLOGIA <text:s text:c="6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EDICO - OTORRINOLARINGOLOGI 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SID. - ENFERM. OBSTETRICA <text:s text:c="2"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OSD-APOIO ADMINISTRATIVO <text:s text:c="4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D.RESID. - RADIOLOGISTA <text:s text:c="4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SID. - ENFERM. EMERGENCIA <text:s text:c="2"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OSD - RADIOLOGIA <text:s text:c="12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SIDENTE- ENFERMAGEM EM UTI 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G. SERV. COMP. SERVICO SOCI 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DICO - PSIQUIATRIA <text:s text:c="9"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TIFICE-ELETR.COMUNIC. <text:s text:c="6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D.RES.RAD.E DIAG.P/IMAGEM <text:s text:c="2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D.RESID. - NEFROLOGIA <text:s text:c="6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DICO - DERMATOLOGIA <text:s text:c="8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DICO - GASTROENTEROLOGIA <text:s text:c="3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SID. - ENFERM. NEONATAL <text:s text:c="4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SID.- ENFERMAGEM CIRURGICA 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OSD ANAT. PATOLOGICA <text:s text:c="8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DICO - CIRURGIA VASCULAR <text:s text:c="3"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DICO - ANATOMIA PATOLOGICA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OSD - ELETROCARDIOGRAFIA <text:s text:c="4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OSD-FARMACIA <text:s text:c="16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DICO - GERIATRIA <text:s text:c="11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DICO - UROLOGIA <text:s text:c="12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DICO-INFECTOLOGISTA <text:s text:c="8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ID. ENFERM. NEFROLOGIA <text:s text:c="4"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OSD HEMAT.HEMOTERAPIA <text:s text:c="7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XILIAR DE ARTIFICE <text:s text:c="9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DICO - HEMATOLOGIA <text:s text:c="9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DICO - NEUROLOGIA <text:s text:c="10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DICO - ONCOLOGIA CLINICA <text:s text:c="3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C. LAB. ANATOMIA PATOLOGIC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TIFICE-OBRAS CIVIS <text:s text:c="9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CENSORISTA <text:s text:c="17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.RESID. - NEONATALOGIA <text:s text:c="4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CO - REUMATOLOGIA <text:s text:c="8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T.ESPEC.-OBRAS CIVIS <text:s text:c="7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FICE-CARP.MARCENARIA <text:s text:c="5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BLIOTECARIO <text:s text:c="16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STOR POL PUB E GEST GOV <text:s text:c="4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O - ALERGIA E IMUNOLOGI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O - HOMEOPATIA <text:s text:c="10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O - MEDICINA DO TRABALH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O - PNEUMOLOGIA <text:s text:c="9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O - PROCTOLOGIA <text:s text:c="9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O-COLOPROCTOLOGISTA <text:s text:c="5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O-NEUROLOGIA PEDIATRICA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RADOR DE COMPUTADOR <text:s text:c="7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ID-ENFERM.BLOCO CIRURGICO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C EM SAUDE L5195/13 <text:s text:c="8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. TELECOMUNICACOES E ELETR 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.SERV.COMP.TER.OCUP.E REAB 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. POL PUB GEST GOV L5195/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SD - FISIOTERAPIA <text:s text:c="10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SD ANESTESIOL.(EXT.A VAGAR 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.ESPEC.-CARP.MARCENARIA <text:s text:c="3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IFICE-MAN.REST.VEIC.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FERMEIRO DO TRABALHO <text:s text:c="7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RMACEUTICO BIOQUIMICO <text:s text:c="6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.RES-NEFROLOGIA PEDIATRIC 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O - ACUPUNTURA <text:s text:c="10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O - CL. MED. QUEIMADOS <text:s text:c="2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O - ELETROMIOGRAFIA <text:s text:c="5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O - MASTOLOGIA <text:s text:c="10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O - PATOLOGIA CLINICA <text:s text:c="3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O .. <text:s text:c="20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O RADIOLOGISTA <text:s text:c="10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OS - PROVAB <text:s text:c="13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US <text:s text:c="24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RAMADOR <text:s text:c="18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NICO EM CONTABILIDADE <text:s text:c="5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 Geral</text:p>
          </table:table-cell>
          <table:table-cell office:value-type="float" office:value="5578" calcext:value-type="float">
            <text:p>5578</text:p>
          </table:table-cell>
        </table:table-row>
      </table:table>
      <table:named-expressions/>
      <table:database-ranges>
        <table:database-range table:name="__Anonymous_Sheet_DB__0" table:target-range-address="'quantidade por unidade'.A1:'quantidade por unidade'.B27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quantidade por tipo de profissional'.A1:'quantidade por tipo de profissional'.B267"/>
        <table:database-range table:name="__Anonymous_Sheet_DB__2" table:target-range-address="'Quantidade na unidade que mais tem profissionais'.A1:'Quantidade na unidade que mais tem profissionais'.B267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9T16:22:28.660164419</dc:date>
    <meta:editing-duration>PT27M9S</meta:editing-duration>
    <meta:editing-cycles>14</meta:editing-cycles>
    <meta:generator>LibreOffice/5.4.6.2$Linux_X86_64 LibreOffice_project/40$Build-2</meta:generator>
    <meta:document-statistic meta:table-count="3" meta:cell-count="8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4.201cm" style:legend-expansion="high" chart:style-name="ch2"/>
        <chart:plot-area chart:style-name="ch3" table:cell-range-address="'quantidade por tipo de profissional'.A1:'quantidade por tipo de profissional'.B20" chart:data-source-has-labels="both" svg:x="0.32cm" svg:y="0.18cm" svg:width="12.859cm" svg:height="8.64cm">
          <chartooo:coordinate-region svg:x="4.16cm" svg:y="0.18cm" svg:width="9.019cm" svg:height="3.683cm"/>
          <chart:axis chart:dimension="x" chart:name="primary-x" chart:style-name="ch4" chartooo:axis-type="auto">
            <chartooo:date-scale/>
            <chart:categories table:cell-range-address="'quantidade por tipo de profissional'.A2:'quantidade por tipo de profissional'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antidade por tipo de profissional'.B2:'quantidade por tipo de profissional'.B20" chart:label-cell-address="'quantidade por tipo de profissional'.B1:'quantidade por tipo de profissional'.B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dade</text:p>
                <draw:g>
                  <svg:desc>'quantidade por tipo de profissional'.B1:'quantidade por tipo de profissional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XILIAR DE ENFERMAGEM        </text:p>
                <draw:g>
                  <svg:desc>'quantidade por tipo de profissional'.A2:'quantidade por tipo de profissional'.A20</svg:desc>
                </draw:g>
              </table:table-cell>
              <table:table-cell office:value-type="float" office:value="8137">
                <text:p>8137</text:p>
                <draw:g>
                  <svg:desc>'quantidade por tipo de profissional'.B2:'quantidade por tipo de profissional'.B20</svg:desc>
                </draw:g>
              </table:table-cell>
            </table:table-row>
            <table:table-row>
              <table:table-cell office:value-type="string">
                <text:p>ENFERMEIRO                    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TECNICO ADMINISTRATIVO        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string">
                <text:p>TECNICO ENFERMAGEM            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(vazio) – ortopedia ?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AG. COMUNITARIO DE SAUDE      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MEDICO - CLINICA MEDICA       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MEDICO - PEDIATRIA            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MEDICO - GINECO.E OBSTETRICI  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FISIOTERAPEUTA                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MOTORISTA                     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TECNICO LAB. PAT. CLINICA     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TECNICO EM RADIOLOGIA         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AOSD - PAT. CLINICA           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ANALISTA POL PUBL E GEST GOV  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NUTRICIONISTA                 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MEDICO - CIRURGIA GERAL       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AG. VIG. AMBIENTAL EM SAUDE   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TEC. HIGIENE DENTAL - THD     </text:p>
              </table:table-cell>
              <table:table-cell office:value-type="float" office:value="365">
                <text:p>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4.201cm" style:legend-expansion="high" chart:style-name="ch2"/>
        <chart:plot-area chart:style-name="ch3" table:cell-range-address="'quantidade por unidade'.A1:'quantidade por unidade'.B13" chart:data-source-has-labels="both" svg:x="0.32cm" svg:y="0.18cm" svg:width="12.144cm" svg:height="8.64cm">
          <chartooo:coordinate-region svg:x="4.09cm" svg:y="0.18cm" svg:width="7.251cm" svg:height="2.88cm"/>
          <chart:axis chart:dimension="x" chart:name="primary-x" chart:style-name="ch4" chartooo:axis-type="auto">
            <chartooo:date-scale/>
            <chart:categories table:cell-range-address="'quantidade por unidade'.A2:'quantidade por unidade'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antidade por unidade'.B2:'quantidade por unidade'.B13" chart:label-cell-address="'quantidade por unidade'.B1:'quantidade por unidade'.B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º Profissionais</text:p>
                <draw:g>
                  <svg:desc>'quantidade por unidade'.B1:'quantidade por unidad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PERINTENDENCIA SUDOESTE                </text:p>
                <draw:g>
                  <svg:desc>'quantidade por unidade'.A2:'quantidade por unidade'.A13</svg:desc>
                </draw:g>
              </table:table-cell>
              <table:table-cell office:value-type="float" office:value="5578">
                <text:p>5578</text:p>
                <draw:g>
                  <svg:desc>'quantidade por unidade'.B2:'quantidade por unidade'.B13</svg:desc>
                </draw:g>
              </table:table-cell>
            </table:table-row>
            <table:table-row>
              <table:table-cell office:value-type="string">
                <text:p>ADMC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string">
                <text:p>SUPERINTENDENCIA  SUL                     </text:p>
              </table:table-cell>
              <table:table-cell office:value-type="float" office:value="4777">
                <text:p>4777</text:p>
              </table:table-cell>
            </table:table-row>
            <table:table-row>
              <table:table-cell office:value-type="string">
                <text:p>HBDF                                                        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SUPERINTENDENCIA CENTRO-SUL              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SUPERINTENDENCIA  OESTE                   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string">
                <text:p>SUPERINTENDENCIA  NORTE                   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SUPERINTENDENCIA  CENTRO-NORTE            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string">
                <text:p>SUPERINTENDENCIA  LESTE                   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HSVP                                                        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HOSPITAL DE APOIO                                           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DRS - SANTA MARIA                                           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144cm" svg:y="3.804cm" style:legend-expansion="high" chart:style-name="ch2"/>
        <chart:plot-area chart:style-name="ch3" table:cell-range-address="'Quantidade na unidade que mais tem profissionais'.A1:'Quantidade na unidade que mais tem profissionais'.B14" chart:data-source-has-labels="both" svg:x="0.32cm" svg:y="0.18cm" svg:width="10.504cm" svg:height="8.64cm">
          <chartooo:coordinate-region svg:x="3.33cm" svg:y="0.18cm" svg:width="7.494cm" svg:height="4.524cm"/>
          <chart:axis chart:dimension="x" chart:name="primary-x" chart:style-name="ch4" chartooo:axis-type="auto">
            <chartooo:date-scale/>
            <chart:categories table:cell-range-address="'Quantidade na unidade que mais tem profissionais'.A2:'Quantidade na unidade que mais tem profissionais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antidade na unidade que mais tem profissionais'.B2:'Quantidade na unidade que mais tem profissionais'.B14" chart:label-cell-address="'Quantidade na unidade que mais tem profissionais'.B1:'Quantidade na unidade que mais tem profissionais'.B1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ERINTENDENCIA DA REGIAO DE SAUDE SUDOESTE                </text:p>
                <draw:g>
                  <svg:desc>'Quantidade na unidade que mais tem profissionais'.B1:'Quantidade na unidade que mais tem profissionai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XILIAR DE ENFERMAGEM        </text:p>
                <draw:g>
                  <svg:desc>'Quantidade na unidade que mais tem profissionais'.A2:'Quantidade na unidade que mais tem profissionais'.A14</svg:desc>
                </draw:g>
              </table:table-cell>
              <table:table-cell office:value-type="float" office:value="1442">
                <text:p>1442</text:p>
                <draw:g>
                  <svg:desc>'Quantidade na unidade que mais tem profissionais'.B2:'Quantidade na unidade que mais tem profissionais'.B14</svg:desc>
                </draw:g>
              </table:table-cell>
            </table:table-row>
            <table:table-row>
              <table:table-cell office:value-type="string">
                <text:p>ENFERMEIRO                    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TECNICO ADMINISTRATIVO        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TECNICO ENFERMAGEM            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AG. COMUNITARIO DE SAUDE      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MEDICO - CLINICA MEDICA       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(vazio) – ortopedia ?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MEDICO - GINECO.E OBSTETRICI  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FISIOTERAPEUTA                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TECNICO LAB. PAT. CLINICA     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MEDICO - PEDIATRIA            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TECNICO EM RADIOLOGIA         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MED. DA FAMILIA E COMUNIDADE  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